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w</mi>
      <mrow>
        <mspace width="0.5em"/>
        <mo stretchy="false">=</mo>
        <mspace width="0.5em"/>
      </mrow>
      <mfrac>
        <msub>
          <mi mathvariant="normal">ε</mi>
          <mn>0</mn>
        </msub>
        <mn>2</mn>
      </mfrac>
      <msup>
        <mrow>
          <mo fence="true" stretchy="false">|</mo>
          <mrow>
            <mstyle mathvariant="bold">
              <mi>E</mi>
            </mstyle>
          </mrow>
          <mo fence="true" stretchy="false">|</mo>
        </mrow>
        <mn>2</mn>
      </msup>
    </mrow>
    <annotation encoding="StarMath 5.0">w `=` %varepsilon _0 over 2 lline bold E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0:58:48.771000000</meta:creation-date>
    <meta:generator>LibreOffice/4.2.4.2$Windows_x86 LibreOffice_project/63150712c6d317d27ce2db16eb94c2f3d7b699f8</meta:generator>
  </office:meta>
</office:document-meta>
</file>